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DataSourceLookupTests.test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ndiDataSourceLookupTests.lookup( String jndiName ,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ndiDataSourceLookupTests.testNoDataSourceAtJndi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